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fo:letter-spacing="-0.011cm" style:font-size-asian="14pt" style:font-size-complex="14pt"/>
    </style:style>
    <style:style style:name="P7" style:family="paragraph" style:parent-style-name="Standard" style:master-page-name="Standard">
      <style:paragraph-properties fo:margin-top="0cm" fo:margin-bottom="0.212cm" loext:contextual-spacing="false" fo:text-align="center" style:justify-single-word="false" style:page-number="auto"/>
    </style:style>
    <style:style style:name="P8" style:family="paragraph" style:parent-style-name="Standard">
      <style:paragraph-properties fo:margin-left="0cm" fo:margin-right="0cm" fo:text-indent="1.249cm" style:auto-text-indent="false"/>
    </style:style>
    <style:style style:name="P9" style:family="paragraph" style:parent-style-name="Standard">
      <style:paragraph-properties fo:margin-left="0cm" fo:margin-right="0cm" fo:text-align="justify" style:justify-single-word="false" fo:orphans="0" fo:widows="0" fo:text-indent="1.249cm" style:auto-text-indent="false"/>
    </style:style>
    <style:style style:name="P10" style:family="paragraph" style:parent-style-name="Standard">
      <style:paragraph-properties fo:margin-left="1.27cm" fo:margin-right="0cm" fo:orphans="0" fo:widows="0" fo:text-indent="0cm" style:auto-text-indent="false"/>
    </style:style>
    <style:style style:name="P11" style:family="paragraph" style:parent-style-name="Standard">
      <style:paragraph-properties fo:margin-left="1.27cm" fo:margin-right="0cm" fo:text-align="justify" style:justify-single-word="false" fo:orphans="0" fo:widows="0" fo:text-indent="0cm" style:auto-text-indent="false"/>
    </style:style>
    <style:style style:name="P12" style:family="paragraph" style:parent-style-name="Standard">
      <style:paragraph-properties fo:margin-left="1.27cm" fo:margin-right="0cm" fo:text-align="justify" style:justify-single-word="false" fo:orphans="0" fo:widows="0" fo:text-indent="0cm" style:auto-text-indent="false" style:text-autospace="none"/>
    </style:style>
    <style:style style:name="P13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0cm"/>
        </style:tab-stops>
      </style:paragraph-properties>
    </style:style>
    <style:style style:name="P14" style:family="paragraph" style:parent-style-name="Text_20_body_20_indent">
      <style:paragraph-properties fo:margin-left="0cm" fo:margin-right="0cm" fo:text-indent="1.249cm" style:auto-text-indent="false"/>
    </style:style>
    <style:style style:name="P15" style:family="paragraph" style:parent-style-name="Text_20_body_20_indent">
      <style:paragraph-properties fo:margin-left="0cm" fo:margin-right="0cm" fo:text-indent="0.635cm" style:auto-text-indent="false"/>
    </style:style>
    <style:style style:name="P16" style:family="paragraph" style:parent-style-name="Text_20_body_20_indent">
      <style:paragraph-properties fo:margin-left="0cm" fo:margin-right="0cm" fo:text-indent="0.635cm" style:auto-text-indent="false"/>
      <style:text-properties fo:color="#ff0000" fo:font-size="14pt" fo:letter-spacing="0.005cm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size-complex="14pt" style:font-weight-complex="bold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font-style="italic" style:font-size-asian="14pt" style:font-style-asian="italic" style:font-size-complex="14pt"/>
    </style:style>
    <style:style style:name="T7" style:family="text">
      <style:text-properties fo:font-size="14pt" fo:letter-spacing="-0.011cm" style:font-size-asian="14pt" style:font-size-complex="14pt"/>
    </style:style>
    <style:style style:name="T8" style:family="text">
      <style:text-properties fo:font-size="14pt" fo:letter-spacing="-0.011cm" fo:font-style="italic" style:font-size-asian="14pt" style:font-style-asian="italic" style:font-size-complex="14pt"/>
    </style:style>
    <style:style style:name="T9" style:family="text">
      <style:text-properties fo:text-transform="uppercase" fo:font-size="14pt" style:font-size-asian="14pt" style:font-size-complex="14pt"/>
    </style:style>
    <style:style style:name="T10" style:family="text">
      <style:text-properties style:font-name="Times New Roman CYR" fo:font-size="14pt" style:font-size-asian="14pt" style:font-name-complex="Times New Roman CYR" style:font-size-complex="14pt"/>
    </style:style>
    <style:style style:name="T11" style:family="text">
      <style:text-properties fo:font-style="italic" style:font-style-asian="italic"/>
    </style:style>
    <style:style style:name="T12" style:family="text">
      <style:text-properties fo:color="#000000" fo:font-size="14pt" fo:letter-spacing="0.005cm" style:font-size-asian="14pt" style:font-size-complex="14pt"/>
    </style:style>
    <style:style style:name="T13" style:family="text">
      <style:text-properties fo:color="#000000" fo:font-size="14pt" fo:letter-spacing="0.004cm" style:font-size-asian="14pt" style:font-size-complex="14pt"/>
    </style:style>
    <style:style style:name="T14" style:family="text">
      <style:text-properties fo:color="#000000" fo:font-size="14pt" fo:letter-spacing="0.011cm" style:font-size-asian="14pt" style:font-size-complex="14pt"/>
    </style:style>
    <style:style style:name="T15" style:family="text">
      <style:text-properties fo:color="#000000" fo:font-size="14pt" fo:letter-spacing="-0.002cm" style:font-size-asian="14pt" style:font-size-complex="14pt"/>
    </style:style>
    <style:style style:name="T16" style:family="text">
      <style:text-properties fo:color="#ff0000" fo:font-size="14pt" fo:letter-spacing="0.005cm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ПРОТОКОЛ ___</text:span></text:p>
      <text:p text:style-name="P1"><text:span text:style-name="T3">заседания диссертационного совета_________ </text:span></text:p>
      <text:p text:style-name="P2"><text:span text:style-name="T3">____________ 20___ г.</text:span></text:p>
      <text:p text:style-name="P4"/>
      <text:p text:style-name="P1"><text:span text:style-name="T4">ПРИСУТСТВОВАЛИ:</text:span><text:span text:style-name="T2"> </text:span><text:span text:style-name="T3">___ из _____ членов диссертационного совета: </text:span></text:p>
      <text:p text:style-name="P1"><text:span text:style-name="T3">д.м.н. Иванов И.И., д.м.н. <text:s/>Петров И.И. и т.д.</text:span></text:p>
      <text:p text:style-name="P3"><text:s/></text:p>
      <text:p text:style-name="Standard"><text:span text:style-name="T3">ПРЕДСЕДАТЕЛЬСТВУЮЩИЙ: ФИО - председатель (заместитель) диссертационного совета:</text:span></text:p>
      <text:p text:style-name="Standard"><text:span text:style-name="T3">СЕКРЕТАРЬ: ФИО - ученый секретарь диссертационного совета:</text:span></text:p>
      <text:p text:style-name="Standard"><text:span text:style-name="T3">ПОВЕСТКА ДНЯ: к защите диссертации <text:s text:c="2"/>ФИО, тема, специальность</text:span></text:p>
      <text:p text:style-name="P1"><text:span text:style-name="T4">СЛУШАЛИ</text:span><text:span text:style-name="T9">: </text:span></text:p>
      <text:p text:style-name="P1"><text:span text:style-name="T3">- сообщение председательствующего о принятии диссертации ФИО к предварительному рассмотрению и назначении экспертной комиссии в соответствии п.4.1 раздела </text:span><text:span text:style-name="T5">IV</text:span><text:span text:style-name="T3"> Положения о присуждении ученых степеней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, протокол № УС-1. <text:s text:c="2"/></text:span></text:p>
      <text:p text:style-name="P1"><text:span text:style-name="T3">- сообщение председателя экспертной комиссии о результатах </text:span><text:span text:style-name="T10">рассмотрения диссертационной работы;</text:span></text:p>
      <text:p text:style-name="P1"><text:span text:style-name="T3">- сообщение ученого секретаря диссертационного совета о наличии письменных согласий официальных оппонентов и ведущей организации.</text:span></text:p>
      <text:p text:style-name="P3">ПОСТАНОВИЛИ:</text:p>
      <text:p text:style-name="P8"><text:span text:style-name="T3">По результатам открытого голосования членов диссертационного совета (единогласно) </text:span><text:span text:style-name="T7">считать диссертацию </text:span><text:span text:style-name="T3">ФИО,</text:span><text:span text:style-name="T7"> соответствующей профилю диссертационного совета _____________ и принять ее к защите.</text:span></text:p>
      <text:p text:style-name="P9"><text:span text:style-name="T7">1) Назначить официальными оппонентами: </text:span></text:p>
      <text:p text:style-name="P12"><text:span text:style-name="T3">ФИО - доктора _ наук, профессора, должность, место работы;</text:span></text:p>
      <text:p text:style-name="P12"><text:span text:style-name="T3">ФИО - кандидата _ наук, доцента должность, место работы.</text:span></text:p>
      <text:p text:style-name="Text_20_body_20_indent"><text:span text:style-name="T7">2) Назначить ведущей организацией: </text:span><text:span text:style-name="T3">(полное название, город) </text:span></text:p>
      <text:p text:style-name="P14"><text:span text:style-name="T12">3) Защиту диссертации проводить на … языке (в случае, если защита планируется на иностранном языке).</text:span></text:p>
      <text:p text:style-name="P16">(при необходимости)</text:p>
      <text:p text:style-name="P15"><text:span text:style-name="T12">В связи с тем, что диссертация выполнена по двум научным специальностям, в</text:span><text:span text:style-name="T13">вести, на </text:span><text:span text:style-name="T14">разовую защиту, </text:span><text:span text:style-name="T13">в состав диссертационного совета </text:span><text:span text:style-name="T14">с правом решающего голоса 3 по кандидатской, 5 по докторской докторов наук по специальности</text:span><text:span text:style-name="T15">: </text:span><text:span text:style-name="T8">(специальность дополнительно вводимых членов совета должна соответствовать второй специальности диссертации). </text:span></text:p>
      <text:p text:style-name="P11"><text:span text:style-name="T7">Разрешить печать автореферата диссертации в количестве 100 экз.</text:span></text:p>
      <text:p text:style-name="P11"><text:span text:style-name="T7">Утвердить дополнительный список рассылки автореферата (по специальности защиты)</text:span></text:p>
      <text:p text:style-name="P10"><text:soft-page-break/><text:span text:style-name="T3">Назначить дату защиты диссертации на _____20___г.</text:span></text:p>
      <text:p text:style-name="P6"/>
      <text:p text:style-name="P5"/>
      <text:p text:style-name="P1"><text:span text:style-name="T3">Председательствующий на заседании:<text:tab/> <text:s text:c="44"/>ФИО</text:span></text:p>
      <text:p text:style-name="P13"><text:span text:style-name="T3">Ученый секретарь диссертационного совета<text:tab/> <text:s text:c="35"/>ФИО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none" fo:country="non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size-complex="10pt"/>
    </style:style>
    <style:style style:name="_20_Знак" style:display-name="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 style:font-size-complex="12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3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ТОКОЛ № 1</dc:title>
    <dc:subject/>
    <meta:keyword/>
    <meta:initial-creator>Zver</meta:initial-creator>
    <meta:creation-date>2019-02-12T23:55:00</meta:creation-date>
    <dc:creator>Пользователь</dc:creator>
    <dc:date>2024-03-11T16:52:00</dc:date>
    <meta:print-date>2017-12-14T20:26:00</meta:print-date>
    <meta:editing-cycles>17</meta:editing-cycles>
    <meta:editing-duration>PT3H41M</meta:editing-duration>
    <meta:document-statistic meta:table-count="0" meta:image-count="0" meta:object-count="0" meta:page-count="2" meta:paragraph-count="27" meta:word-count="260" meta:character-count="2254" meta:non-whitespace-character-count="1926"/>
    <meta:generator>LibreOffice/6.0.7.3$Linux_X86_64 LibreOffice_project/dc89aa7a9eabfd848af146d5086077aeed2ae4a5</meta:generator>
  </office:meta>
</office:document-meta>
</file>